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500000076AECAB4E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text-properties fo:language="hu" fo:country="HU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master-page-name="">
      <style:paragraph-properties fo:margin-left="8.5cm" fo:margin-right="0cm" fo:text-indent="-8.5cm" style:auto-text-indent="false" style:page-number="auto">
        <style:tab-stops/>
      </style:paragraph-properties>
    </style:style>
    <style:style style:name="P6" style:family="paragraph" style:parent-style-name="Text_20_body">
      <style:paragraph-properties fo:margin-left="8.5cm" fo:margin-right="0cm" fo:text-indent="-8.5cm" style:auto-text-indent="false">
        <style:tab-stops/>
      </style:paragraph-properties>
    </style:style>
    <style:style style:name="P7" style:family="paragraph" style:parent-style-name="Tulajdonság">
      <style:text-properties fo:language="hu" fo:country="HU"/>
    </style:style>
    <style:style style:name="P8" style:family="paragraph" style:parent-style-name="Tulajdonság">
      <style:paragraph-properties fo:background-color="#e6e6ff">
        <style:background-image/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">
      <style:paragraph-properties fo:margin-top="0.499cm" fo:margin-bottom="0.499cm" style:page-number="auto" fo:break-before="auto" fo:break-after="auto"/>
    </style:style>
    <style:style style:name="P14" style:family="paragraph" style:parent-style-name="Heading_20_3">
      <style:text-properties fo:language="hu" fo:country="HU"/>
    </style:style>
    <style:style style:name="P15" style:family="paragraph" style:parent-style-name="Heading_20_2">
      <style:text-properties fo:language="hu" fo:country="HU"/>
    </style:style>
    <style:style style:name="P16" style:family="paragraph" style:parent-style-name="Heading_20_2" style:master-page-name="">
      <style:paragraph-properties style:page-number="auto" fo:break-before="pag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language="hu" fo:country="HU"/>
    </style:style>
    <style:style style:name="P19" style:family="paragraph" style:parent-style-name="Text_20_body" style:list-style-name="L3">
      <style:text-properties fo:language="hu" fo:country="HU"/>
    </style:style>
    <style:style style:name="P20" style:family="paragraph" style:parent-style-name="Text_20_body" style:list-style-name="L3"/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hu" fo:country="HU"/>
    </style:style>
    <style:style style:name="T3" style:family="text">
      <style:text-properties fo:language="hu" fo:country="HU" fo:font-style="italic" style:font-style-asian="italic" style:font-style-complex="italic"/>
    </style:style>
    <style:style style:name="T4" style:family="text">
      <style:text-properties fo:language="hu" fo:country="HU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25cm">
          <style:column style:rel-width="32767*" fo:start-indent="0cm" fo:end-indent="0.125cm"/>
          <style:column style:rel-width="32768*" fo:start-indent="0.12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101cm" fo:margin-right="0cm" style:run-through="foreground" style:wrap="dynamic" style:number-wrapped-paragraphs="no-limit" style:wrap-contour="false" style:vertical-pos="top" style:vertical-rel="paragraph-content" style:horizontal-pos="righ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fill="solid" draw:fill-color="#808080" draw:textarea-vertical-align="middle" draw:auto-grow-height="false" fo:min-height="1.321cm" fo:min-width="0.8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3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9"><text:a xlink:type="simple" xlink:href="#__RefHeading__150_660233283" text:style-name="Internet_20_link" text:visited-style-name="Internet_20_link">Hírtallózó<text:tab/>1</text:a></text:p>
          <text:p text:style-name="P10"><text:a xlink:type="simple" xlink:href="#__RefHeading__152_660233283" text:style-name="Internet_20_link" text:visited-style-name="Internet_20_link">A hírtallózó feladatai<text:tab/>1</text:a></text:p>
          <text:p text:style-name="P10"><text:a xlink:type="simple" xlink:href="#__RefHeading__154_660233283" text:style-name="Internet_20_link" text:visited-style-name="Internet_20_link">A hírtallózó adatbázis táblái<text:tab/>1</text:a></text:p>
          <text:p text:style-name="P11"><text:a xlink:type="simple" xlink:href="#__RefHeading__156_660233283" text:style-name="Internet_20_link" text:visited-style-name="Internet_20_link">A hírtallózó táblája (rss_comb)<text:tab/>1</text:a></text:p>
          <text:p text:style-name="P10"><text:a xlink:type="simple" xlink:href="#__RefHeading__158_660233283" text:style-name="Internet_20_link" text:visited-style-name="Internet_20_link">Inicializálás (init.inc.php)<text:tab/>1</text:a></text:p>
          <text:p text:style-name="P10"><text:a xlink:type="simple" xlink:href="#__RefHeading__160_660233283" text:style-name="Internet_20_link" text:visited-style-name="Internet_20_link">Az RssComb osztály<text:tab/>2</text:a></text:p>
          <text:p text:style-name="P11"><text:a xlink:type="simple" xlink:href="#__RefHeading__11153_660233283" text:style-name="Internet_20_link" text:visited-style-name="Internet_20_link">konstruktor()<text:tab/>2</text:a></text:p>
          <text:p text:style-name="P11"><text:a xlink:type="simple" xlink:href="#__RefHeading__11155_660233283" text:style-name="Internet_20_link" text:visited-style-name="Internet_20_link">prepare($source_url)<text:tab/>2</text:a></text:p>
          <text:p text:style-name="P11"><text:a xlink:type="simple" xlink:href="#__RefHeading__11157_660233283" text:style-name="Internet_20_link" text:visited-style-name="Internet_20_link">sort()<text:tab/>2</text:a></text:p>
          <text:p text:style-name="P11"><text:a xlink:type="simple" xlink:href="#__RefHeading__886_660233283" text:style-name="Internet_20_link" text:visited-style-name="Internet_20_link">RssComb::after_core_set_content()<text:tab/>2</text:a></text:p>
          <text:p text:style-name="P11"><text:a xlink:type="simple" xlink:href="#__RefHeading__888_660233283" text:style-name="Internet_20_link" text:visited-style-name="Internet_20_link">RssComb::modul_rss_comb()<text:tab/>2</text:a></text:p>
          <text:p text:style-name="P10"><text:a xlink:type="simple" xlink:href="#__RefHeading__162_660233283" text:style-name="Internet_20_link" text:visited-style-name="Internet_20_link">A hírtallózó modulja<text:tab/>3</text:a></text:p>
          <text:p text:style-name="P11"><text:a xlink:type="simple" xlink:href="#__RefHeading__164_660233283" text:style-name="Internet_20_link" text:visited-style-name="Internet_20_link">modul:rss_comb<text:tab/>3</text:a></text:p>
          <text:p text:style-name="P10"><text:a xlink:type="simple" xlink:href="#__RefHeading__166_660233283" text:style-name="Internet_20_link" text:visited-style-name="Internet_20_link">jQuery kiegészítés – jquery.rssc.js<text:tab/>3</text:a></text:p>
          <text:p text:style-name="P11"><text:a xlink:type="simple" xlink:href="#__RefHeading__1471_466015409" text:style-name="Internet_20_link" text:visited-style-name="Internet_20_link">jQuery(selector).ptiLoadRssComb()<text:tab/>3</text:a></text:p>
          <text:p text:style-name="P10"><text:a xlink:type="simple" xlink:href="#__RefHeading__168_660233283" text:style-name="Internet_20_link" text:visited-style-name="Internet_20_link">A hírolvasó állományai<text:tab/>3</text:a></text:p>
        </text:index-body>
      </text:table-of-content>
      <text:h text:style-name="P13" text:outline-level="1"><text:bookmark text:name="__RefHeading__150_660233283"/>Hírtallózó<text:bookmark-end text:name="__RefHeading__150_660233283"/></text:h>
      <text:p text:style-name="Text_20_body"><text:span text:style-name="T1">Függőség:</text:span> core, cms</text:p>
      <text:p text:style-name="Text_20_body">A hírtallózó részben hasonlít a hírolvasóhoz, de a forrásnak megjelölt RSS hírfolyamokat nem külön-külön jeleníti meg, hanem az azokban fellelt híreket összefésülve, időrendben (visszafelé) jeleníti meg.</text:p>
      <text:p text:style-name="P2">Mivel az <text:a xlink:type="simple" xlink:href="http://hu.wikipedia.org/wiki/RSS">RSS</text:a> többféle szabványt jelent, ezért kezelnie kell az általánosan elterjedt szabványokat:</text:p>
      <text:list xml:id="list34214545" text:style-name="L1">
        <text:list-item>
          <text:p text:style-name="P12"><text:a xlink:type="simple" xlink:href="http://hu.wikipedia.org/wiki/RDF_Site_Summary">RDF Site Simmary</text:a><text:span text:style-name="T2"> (RSS 0.9 és 1.0)</text:span></text:p>
        </text:list-item>
        <text:list-item>
          <text:p text:style-name="P12"><text:a xlink:type="simple" xlink:href="http://hu.wikipedia.org/wiki/Really_Simple_Syndication">Really Simple Syndication</text:a><text:span text:style-name="T2"> (RSS 2)</text:span></text:p>
        </text:list-item>
      </text:list>
      <text:p text:style-name="P2">Mivel mindkét formátum szabványos XML, így ez könnyedén megoldható.</text:p>
      <text:p text:style-name="P3">Mivel a külső források megjelenítése a kapcsolat sebességétől függően eltérő lehet, ezért a moduloknak gyakorlatilag csak AJAX hívással kerülnek beolvasásra.</text:p>
      <text:h text:style-name="P15" text:outline-level="2"><text:bookmark text:name="__RefHeading__152_660233283"/>A hírtallózó feladatai<text:bookmark-end text:name="__RefHeading__152_660233283"/></text:h>
      <text:list xml:id="list34191238" text:style-name="L2">
        <text:list-item>
          <text:p text:style-name="P17"><text:span text:style-name="T2">A hírtallózó megjelenítése (</text:span><text:a xlink:type="simple" xlink:href="#1.5.1.modul:rss_comb|outline"><text:span text:style-name="T3">modul:rss_comb</text:span></text:a><text:span text:style-name="T2">)</text:span></text:p>
        </text:list-item>
        <text:list-item>
          <text:p text:style-name="P18">CMS: A hírfolyamok kezelése: folyamok szerkesztése, törlése, új hírfolyam felvétele.</text:p>
        </text:list-item>
      </text:list>
      <text:h text:style-name="P15" text:outline-level="2"><text:bookmark text:name="__RefHeading__154_660233283"/>A hírtallózó adatbázis táblái<text:bookmark-end text:name="__RefHeading__154_660233283"/></text:h>
      <text:h text:style-name="P14" text:outline-level="3"><text:bookmark text:name="__RefHeading__156_660233283"/>A hírtallózó táblája (rss_comb)<text:bookmark-end text:name="__RefHeading__156_660233283"/></text:h>
      <text:p text:style-name="P8"><text:span text:style-name="T5">id</text:span><text:tab/>(szám)<text:tab/>A rekord azonosító kulcsa.</text:p>
      <text:p text:style-name="P8"><text:span text:style-name="T5">soruce</text:span><text:tab/>(szöveg)<text:tab/>A hírfolyam forrásának teljes URL-je.</text:p>
      <text:p text:style-name="P8"><text:span text:style-name="T5">option_enabled</text:span><text:tab/>(logikai)<text:tab/>Értéke IGAZ ha a hírfolyamot tartalmazza a <text:a xlink:type="simple" xlink:href="#1.5.1.modul:rss_comb|outline"><text:span text:style-name="T5">modul:rss_comb</text:span></text:a><text:span text:style-name="T5"> </text:span>modul.</text:p>
      <text:p text:style-name="P8"><text:span text:style-name="T5">date_create</text:span><text:tab/>(dátum)<text:tab/>A rekord létrehozásának időpontja.</text:p>
      <text:p text:style-name="P8"><text:span text:style-name="T5">date_modify</text:span><text:tab/>(dátum)<text:tab/>A rekord utolsó módosításának időpontja.</text:p>
      <text:p text:style-name="P8"><text:span text:style-name="T5">user_create_id</text:span><text:tab/>(szám)<text:tab/>A rekordot létrehozó felhasználó azonosító kulcsa.</text:p>
      <text:p text:style-name="P8"><text:span text:style-name="T3">user_modify_id</text:span><text:span text:style-name="T2"><text:tab/>(szám)<text:tab/>A rekordot utoljára módosító felhasználó azonosító kulcsa.</text:span></text:p>
      <text:h text:style-name="P16" text:outline-level="2"><text:bookmark text:name="__RefHeading__158_660233283"/>Inicializálás (init.inc.php)<text:bookmark-end text:name="__RefHeading__158_660233283"/></text:h>
      <text:list xml:id="list34198810" text:style-name="L3">
        <text:list-item>
          <text:p text:style-name="P20">A modulok használatához betölti a <text:span text:style-name="T1">jquery.rssc.js</text:span> JavaScriptet.</text:p>
        </text:list-item>
        <text:list-item>
          <text:p text:style-name="P20">A modulok megjelenítéséhez megadja a CSS állományt.</text:p>
        </text:list-item>
        <text:list-item>
          <text:p text:style-name="P20">A modulok feldolgozásához beilleszti a <text:a xlink:type="simple" xlink:href="#1.4.5.RssComb::modul_rss_comb()|outline"><text:span text:style-name="T5">RssComb::modul_rss_comb()</text:span></text:a> funkciót.</text:p>
        </text:list-item>
        <text:list-item>
          <text:p text:style-name="P20">Az utófuttatási funkciókhoz beállítja a <text:a xlink:type="simple" xlink:href="#1.4.4.RssComb::after_core_set_content()|outline"><text:span text:style-name="T5">RssComb::after_core_set_content()</text:span></text:a> funkciót.</text:p>
        </text:list-item>
        <text:list-item>
          <text:p text:style-name="P19">Amennyiben a CMS bővítmény aktív:</text:p>
          <text:list>
            <text:list-item>
              <text:p text:style-name="P20"><text:span text:style-name="T2">Az adatbázis kezeléséhez inicializálja a menüt, listát és szerkesztőt és jogokat (</text:span><text:span text:style-name="T3">access, new, edit, delete</text:span><text:span text:style-name="T2">). A hírtallózó kezelését a „Kiegészítők” (ADDONS) főmenü alá beillesztett „Hírtallózó” (RSS_COMB) menüpontra állítja be.</text:span></text:p>
            </text:list-item>
            <text:list-item>
              <text:p text:style-name="P20"><text:span text:style-name="T2">A beállítások kezeléséhez kibővíti a </text:span><text:span text:style-name="T3">Core::CMS['LISTS']['PARAMS']['tabs']</text:span><text:span text:style-name="T2"> tömböt a saját beállításokat szerkesztő sablonnal.</text:span></text:p>
            </text:list-item>
          </text:list>
        </text:list-item>
      </text:list>
      <text:h text:style-name="Heading_20_2" text:outline-level="2"><text:bookmark text:name="__RefHeading__160_660233283"/>Az RssComb osztály<text:bookmark-end text:name="__RefHeading__160_660233283"/></text:h>
      <text:p text:style-name="P3"><text:span text:style-name="T1">Állomány:</text:span> rsscomb.class.php</text:p>
      <text:p text:style-name="P3">Ez az osztály tartalmazza a bővítmény működéséhez szükséges funkciókat, és magát a hírolvasót is.</text:p>
      <text:h text:style-name="Heading_20_3" text:outline-level="3"><text:bookmark text:name="__RefHeading__11153_660233283"/>konstruktor()<text:bookmark-end text:name="__RefHeading__11153_660233283"/></text:h>
      <text:p text:style-name="P3">Beolvassa az adatbázisban engedélyezett hírfolyamok címeit és azokkal meghívja a <text:a xlink:type="simple" xlink:href="#1.4.2.prepare($source_url)|outline"><text:span text:style-name="T5">prepare</text:span></text:a><text:a xlink:type="simple" xlink:href="#1.4.2.prepare($source_url)|outline">()</text:a> funkciót. A feldolgozás végén a <text:a xlink:type="simple" xlink:href="#1.4.3.sort()|outline"><text:span text:style-name="T5">sort</text:span></text:a><text:a xlink:type="simple" xlink:href="#1.4.3.sort()|outline">()</text:a> funkcióval rendezi a beolvasott híreket, majd a megadott mennyiségig (<text:span text:style-name="T5">Core::$PARAM['RSS_COMB_NUMS']</text:span>) betölti az elemek sablonját. A fennmaradó híreket törli a memóriából.</text:p>
      <text:h text:style-name="Heading_20_3" text:outline-level="3"><text:bookmark text:name="__RefHeading__11155_660233283"/>prepare($source_url)<text:bookmark-end text:name="__RefHeading__11155_660233283"/></text:h>
      <text:p text:style-name="P3">A kapott forrást megpróbálja megnyitni, és feldolgozni. Minden hírt önálló <text:span text:style-name="T5">Core</text:span> objektumként elhelyez az <text:span text:style-name="T5">items</text:span> tömbben az alábbi tulajdonságokkal:</text:p>
      <text:p text:style-name="Tulajdonság"><text:span text:style-name="T5">title</text:span><text:tab/>(szöveg)<text:tab/>A hír megnevezés, címsora.</text:p>
      <text:p text:style-name="Tulajdonság"><text:span text:style-name="T5">description</text:span><text:tab/>(szöveg)<text:tab/>A hír leírása.</text:p>
      <text:p text:style-name="Tulajdonság"><text:span text:style-name="T5">link</text:span><text:tab/>(szöveg)<text:tab/>A hír részleteire mutató URL.</text:p>
      <text:p text:style-name="Tulajdonság"><text:span text:style-name="T5">author</text:span><text:tab/>(szöveg)<text:tab/>A hír szerzője.</text:p>
      <text:p text:style-name="Tulajdonság"><text:span text:style-name="T5">date_publish</text:span><text:tab/>(dátum)<text:tab/>A hír dátuma (UNIX időbélyeg)</text:p>
      <text:p text:style-name="P7"><text:span text:style-name="T5">publish</text:span> _date<text:tab/>(szöveg)<text:tab/>A hír publikálási dátuma (megjeleníthető formában).</text:p>
      <text:h text:style-name="Heading_20_3" text:outline-level="3"><text:bookmark text:name="__RefHeading__11157_660233283"/>sort()<text:bookmark-end text:name="__RefHeading__11157_660233283"/></text:h>
      <text:p text:style-name="P3">Az <text:span text:style-name="T5">items</text:span> tömbben levő objektumokat rendezi azok <text:span text:style-name="T5">date_publish </text:span>(csökkenő), <text:span text:style-name="T5">title</text:span> (növekvő) tulajdonságai alapján.</text:p>
      <text:h text:style-name="Heading_20_3" text:outline-level="3"><text:bookmark text:name="__RefHeading__886_660233283"/>RssComb::after_core_set_content()<text:bookmark-end text:name="__RefHeading__886_660233283"/></text:h>
      <text:p text:style-name="Text_20_body">Ez az eljárás gondoskodik a hírfolyamok moduljainak beillesztéséről.</text:p>
      <text:h text:style-name="Heading_20_3" text:outline-level="3"><text:bookmark text:name="__RefHeading__888_660233283"/>RssComb::modul_rss_comb()<text:bookmark-end text:name="__RefHeading__888_660233283"/></text:h>
      <text:p text:style-name="Text_20_body">Elkészíti a <text:a xlink:type="simple" xlink:href="#1.5.1.modul:rss_comb|outline"><text:span text:style-name="T5">modul:rss_comb</text:span></text:a><text:span text:style-name="T5"> </text:span>objektumát.</text:p>
      <text:h text:style-name="P15" text:outline-level="2"><text:bookmark text:name="__RefHeading__162_660233283"/><text:soft-page-break/>A hírtallózó modulja<text:bookmark-end text:name="__RefHeading__162_660233283"/></text:h>
      <text:h text:style-name="P14" text:outline-level="3"><text:bookmark text:name="__RefHeading__164_660233283"/>modul:rss_comb<text:bookmark-end text:name="__RefHeading__164_660233283"/></text:h>
      <text:p text:style-name="Text_20_body"><draw:g text:anchor-type="paragraph" draw:z-index="0" draw:style-name="gr1"><draw:g draw:style-name="gr2"><draw:rect draw:style-name="gr3" draw:text-style-name="P21" svg:width="6.002cm" svg:height="4.001cm" svg:x="10.998cm" svg:y="0cm"><text:p text:style-name="P21"/><text:p text:style-name="P21"/><text:p text:style-name="P21"/><text:p text:style-name="P21">...</text:p></draw:rect><draw:rect draw:style-name="gr4" draw:text-style-name="P22" svg:width="5.686cm" svg:height="0.639cm" svg:x="11.166cm" svg:y="0.222cm"><text:p text:style-name="P21"><text:span text:style-name="T6">title:TITLE_RSS_COMB</text:span></text:p></draw:rect><draw:rect draw:style-name="gr4" draw:text-style-name="P22" svg:width="5.686cm" svg:height="0.639cm" svg:x="11.166cm" svg:y="1.817cm"><text:p text:style-name="P21"><text:span text:style-name="T6">item</text:span></text:p></draw:rect><draw:rect draw:style-name="gr4" draw:text-style-name="P22" svg:width="5.686cm" svg:height="0.639cm" svg:x="11.166cm" svg:y="1.011cm"><text:p text:style-name="P21"><text:span text:style-name="T6">item</text:span></text:p></draw:rect><draw:rect draw:style-name="gr4" draw:text-style-name="P22" svg:width="5.686cm" svg:height="0.639cm" svg:x="11.166cm" svg:y="3.187cm"><text:p text:style-name="P21"><text:span text:style-name="T6">item</text:span></text:p></draw:rect></draw:g><draw:g draw:style-name="gr2"><draw:rect draw:style-name="gr5" draw:text-style-name="P21" svg:width="4.001cm" svg:height="3.001cm" svg:x="12.988cm" svg:y="4.337cm"><text:p/></draw:rect><draw:rect draw:style-name="gr4" draw:text-style-name="P22" svg:width="3.716cm" svg:height="0.472cm" svg:x="13.116cm" svg:y="4.514cm"><text:p text:style-name="P21"><text:span text:style-name="T6">title</text:span></text:p></draw:rect><draw:rect draw:style-name="gr4" draw:text-style-name="P23" svg:width="3.716cm" svg:height="0.472cm" svg:x="13.116cm" svg:y="6.673cm"><text:p text:style-name="P21"><text:span text:style-name="T7">link</text:span></text:p></draw:rect><draw:rect draw:style-name="gr4" draw:text-style-name="P22" svg:width="3.716cm" svg:height="0.865cm" svg:x="13.116cm" svg:y="5.697cm"><text:p text:style-name="P21"><text:span text:style-name="T6">description</text:span></text:p></draw:rect><draw:rect draw:style-name="gr4" draw:text-style-name="P22" svg:width="2.121cm" svg:height="0.472cm" svg:x="13.116cm" svg:y="5.115cm"><text:p text:style-name="P21"><text:span text:style-name="T6">publish_date</text:span></text:p></draw:rect><draw:rect draw:style-name="gr4" draw:text-style-name="P22" svg:width="1.463cm" svg:height="0.472cm" svg:x="15.369cm" svg:y="5.115cm"><text:p text:style-name="P21"><text:span text:style-name="T6">author</text:span></text:p></draw:rect></draw:g><draw:custom-shape draw:style-name="gr6" draw:text-style-name="P21" svg:width="1.389cm" svg:height="1.458cm" svg:x="11.728cm" svg:y="3.826cm"><text:p/><draw:enhanced-geometry svg:viewBox="0 0 841 854" draw:mirror-horizontal="false" draw:mirror-vertical="false" draw:type="non-primitive" draw:enhanced-path="M 517 247 L 517 415 264 415 264 0 0 0 0 680 517 680 517 854 841 547 517 247 Z N"/></draw:custom-shape></draw:g><text:span text:style-name="T1">Állományok:</text:span> rss_comb.html és rss_comb_item.html</text:p>
      <text:p text:style-name="P4"><text:span text:style-name="T1">A modul beillesztését végző funkció</text:span>: <text:a xlink:type="simple" xlink:href="#1.4.5.RssComb::modul_rss_comb()|outline"><text:span text:style-name="T5">RssComb::modul_rss_comb()</text:span></text:a></text:p>
      <text:p text:style-name="P4"><text:span text:style-name="T1">A befogadó modul tulajdonsága</text:span>: <text:span text:style-name="T5">items</text:span></text:p>
      <text:p text:style-name="P4"><text:span text:style-name="T1">Az emelek tulajdonságai</text:span>: <text:span text:style-name="T5">title, description, link, author, publish_date</text:span></text:p>
      <text:p text:style-name="Text_20_body"><text:span text:style-name="T2">Ez a modul adja vissza egy kiválasztott hírfolyam (a munkamenet </text:span><text:span text:style-name="T3">id</text:span><text:span text:style-name="T2"> változója alapján) megadott számú hírét. Azaz az adatbázis alapján inicializálja az objektumot, és megformázza azt. A híreknek a könnyebb áttekinthetőség miatt csak a címsoruk jelenik meg, a részletek (dátum, szerző, leírás, hivatkozás) arra kattintva jelenik meg </text:span><text:span text:style-name="T4">jQuery</text:span><text:span text:style-name="T2"> segítségével.</text:span></text:p>
      <text:h text:style-name="Heading_20_2" text:outline-level="2"><text:bookmark text:name="__RefHeading__166_660233283"/>jQuery kiegészítés – jquery.rssc.js<text:bookmark-end text:name="__RefHeading__166_660233283"/></text:h>
      <text:p text:style-name="Text_20_body">Mivel az egyes bővítmények adott futási időre kikapcsolhatóak, ezért mindig körültekintően kell meghívni azokat. Javasolt a meghívásokat az alábbi formában megtenni:</text:p>
      <text:p text:style-name="Kód">if ($.ptiLoadRssComb) $('#feeds').ptiLoadRssComb();</text:p>
      <text:h text:style-name="Heading_20_3" text:outline-level="3"><text:bookmark text:name="__RefHeading__1471_466015409"/>jQuery(selector).ptiLoadRssComb()<text:bookmark-end text:name="__RefHeading__1471_466015409"/></text:h>
      <text:p text:style-name="P3">A <text:span text:style-name="T5">selector</text:span> által megadott DOM objektumba betölti a hírfolyamokat AJAX segítségével. A feldolgozás ideje alatt várakoztató animációt jelenik meg.</text:p>
      <text:h text:style-name="Heading_20_2" text:outline-level="2"><text:bookmark text:name="__RefHeading__168_660233283"/>A hírolvasó állományai<text:bookmark-end text:name="__RefHeading__168_660233283"/></text:h>
      <text:p text:style-name="P5"><text:span text:style-name="T1">/plugins/rss_comb/readme.txt</text:span><text:tab/>A kötelező <text:span text:style-name="T1">readme.txt</text:span> a bővítmény kezeléséhez.</text:p>
      <text:p text:style-name="P6"><text:span text:style-name="T1">/plugins/rss_comb/init.inc.php</text:span><text:tab/>Az inicializálásához kötelező állomány.</text:p>
      <text:p text:style-name="P6"><text:span text:style-name="T1">/plugins/rss_comb/install.sql.php</text:span><text:tab/>Az adatbázis táblák létrehozásához szükséges SQL parancsok.</text:p>
      <text:p text:style-name="P6"><text:span text:style-name="T1">/plugins/rss_comb/rsscomb.class.php</text:span><text:tab/>Az <text:span text:style-name="T5">RssComb</text:span> osztály.</text:p>
      <text:p text:style-name="P6"><text:span text:style-name="T1">/plugins/rss_comb/js/jquery.rssc.js</text:span><text:tab/>A hírtallózó <text:span text:style-name="T1">jQuery</text:span> kiegészítése.</text:p>
      <text:p text:style-name="P6"><text:span text:style-name="T1">/plugins/rss_comb/templates/cmsparams_rcc_comb.html<text:line-break/></text:span>A hírtallózó beállításainak füle.</text:p>
      <text:p text:style-name="P6"><text:span text:style-name="T1">/templates/default/rss_comb.html</text:span><text:tab/>A <text:span text:style-name="T5">modul:rss_comb</text:span> sablonja.</text:p>
      <text:p text:style-name="P6"><text:span text:style-name="T1">/templates/default/rss_comb_item.html<text:tab/></text:span>A <text:span text:style-name="T5">modul:rss_comb</text:span> sablonja.</text:p>
      <text:p text:style-name="P6"><text:span text:style-name="T1">/templates/default/rss_comb.css</text:span><text:tab/>A hírolvasó formázását beállító CSS.</text:p>
      <text:p text:style-name="P6"><text:span text:style-name="T4">/templates/default/images/rssc_wait.gif<text:tab/></text:span><text:span text:style-name="T2">A várakozó animáció ké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Console" svg:font-family="'Lucida Console'" style:font-adornments="Normál" style:font-family-generic="modern" style:font-pitch="fixed"/>
    <style:font-face style:name="Georgia1" svg:font-family="Georgia" style:font-adornments="Félkövér" style:font-family-generic="roman" style:font-pitch="variable"/>
    <style:font-face style:name="Georgia" svg:font-family="Georgia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5cm" fo:text-align="justify" style:justify-single-word="false" fo:orphans="2" fo:widows="2" fo:hyphenation-ladder-count="no-limit" style:page-number="auto" style:shadow="none"/>
      <style:text-properties style:font-name="Georgia" fo:font-size="11pt" fo:language="hu" fo:country="HU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cm" fo:text-align="start" style:justify-single-word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cm"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page-number="auto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99cm" fo:keep-together="always" fo:text-indent="0cm" style:auto-text-indent="false" style:page-number="auto" fo:break-before="page" fo:padding="0cm" fo:border-left="none" fo:border-right="none" fo:border-top="none" fo:border-bottom="0.088cm solid #000000"/>
      <style:text-properties fo:text-transform="uppercase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5cm" fo:hyphenation-ladder-count="no-limit" fo:text-indent="0cm" style:auto-text-indent="false" style:page-number="auto" fo:padding="0cm" fo:border-left="none" fo:border-right="none" fo:border-top="none" fo:border-bottom="0.018cm solid #000000" style:shadow="none"/>
      <style:text-properties fo:font-variant="small-caps" fo:font-size="16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Footer" style:family="paragraph" style:parent-style-name="Standard" style:class="extra" style:master-page-name="">
      <style:paragraph-properties style:page-number="auto" fo:background-color="transparent" fo:padding="0cm" fo:border-left="none" fo:border-right="none" fo:border-top="0.018cm solid #80808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Arial1"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kisebb" style:family="paragraph" style:parent-style-name="Table_20_Contents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 fo:padding="0cm" fo:border-left="none" fo:border-right="none" fo:border-top="none" fo:border-bottom="0.002cm solid #808080"/>
      <style:text-properties fo:font-size="11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Kód" style:family="paragraph" style:parent-style-name="Text_20_body" style:master-page-name="">
      <style:paragraph-properties fo:text-align="start" style:justify-single-word="false" fo:hyphenation-ladder-count="no-limit" style:page-number="auto" fo:background-color="#e6e6e6" fo:padding="0.101cm" fo:border-left="0.141cm solid #808080" fo:border-right="0.002cm solid #808080" fo:border-top="0.002cm solid #808080" fo:border-bottom="0.002cm solid #808080" style:shadow="none">
        <style:background-image/>
      </style:paragraph-properties>
      <style:text-properties style:font-name="Lucida Console" fo:font-size="10pt" fo:hyphenate="false" fo:hyphenation-remain-char-count="2" fo:hyphenation-push-char-count="2"/>
    </style:style>
    <style:style style:name="Tulajdonság" style:family="paragraph" style:parent-style-name="Text_20_body" style:master-page-name="">
      <style:paragraph-properties fo:margin-left="6.001cm" fo:margin-right="0cm" fo:margin-top="0cm" fo:margin-bottom="0.101cm" fo:text-align="start" style:justify-single-word="false" fo:text-indent="-6.001cm" style:auto-text-indent="false" style:page-number="auto">
        <style:tab-stops>
          <style:tab-stop style:position="-2cm"/>
        </style:tab-stops>
      </style:paragraph-properties>
      <style:text-properties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25cm" fo:margin-bottom="0.25cm" fo:text-align="start" style:justify-single-word="false" fo:keep-together="always" fo:orphans="0" fo:widows="0" fo:hyphenation-ladder-count="no-limit" fo:text-indent="0cm" style:auto-text-indent="false" style:page-number="auto"/>
      <style:text-properties style:font-name="Georgia1" fo:font-size="11pt" fo:font-style="italic" fo:font-weight="bold" style:font-size-asian="85%" style:font-style-asian="italic" style:font-weight-asian="bold" style:font-size-complex="85%" style:font-style-complex="italic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25cm" fo:text-align="start" style:justify-single-word="false" fo:hyphenation-ladder-count="no-limit" fo:text-indent="0cm" style:auto-text-indent="false" style:page-number="auto" fo:padding="0cm" fo:border-left="none" fo:border-right="none" fo:border-top="none" fo:border-bottom="0.088cm solid #000000" style:shadow="none" text:number-lines="false" text:line-number="0">
        <style:tab-stops/>
      </style:paragraph-properties>
      <style:text-properties fo:text-transform="uppercase" fo:font-size="20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text-transform="uppercase" fo:font-size="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margin-top="0cm" fo:margin-bottom="0.101cm" fo:text-align="start" style:justify-single-word="false" fo:hyphenation-ladder-count="no-limit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ize="8pt" fo:hyphenate="false" fo:hyphenation-remain-char-count="2" fo:hyphenation-push-char-count="2"/>
    </style:style>
    <style:style style:name="Kisebb" style:family="text">
      <style:text-properties style:font-name="Georgia" fo:font-size="8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2300dc" fo:language="zxx" fo:country="none" style:text-underline-style="none" fo:background-color="transparen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kép1" text:anchor-type="as-char" svg:width="6.003cm" svg:height="0.998cm" draw:z-index="1"><draw:image xlink:href="Pictures/10000000000002C500000076AECAB4E0.jpg" xlink:type="simple" xlink:show="embed" xlink:actuate="onLoad"/></draw:frame></text:p>
      </style:header>
      <style:footer>
        <text:p text:style-name="MP1"><text:file-name text:display="name">rss_comb</text:file-name> [rev.<text:editing-cycles>26</text:editing-cycles>]<text:tab/><text:tab/><text:page-number text:select-page="current">1</text:page-number>. oldal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00H40M50S</meta:editing-duration>
    <meta:editing-cycles>26</meta:editing-cycles>
    <meta:generator>OpenOffice.org/3.2$Win32 OpenOffice.org_project/320m12$Build-9483</meta:generator>
    <meta:creation-date>2010-03-04T16:50:43.51</meta:creation-date>
    <dc:date>2010-03-25T14:08:35.65</dc:date>
    <meta:print-date>2010-03-04T17:30:50.63</meta:print-date>
    <meta:document-statistic meta:table-count="0" meta:image-count="1" meta:object-count="0" meta:page-count="3" meta:paragraph-count="89" meta:word-count="631" meta:character-count="5338"/>
    <meta:user-defined meta:name="Információ 1"/>
    <meta:user-defined meta:name="Információ 2"/>
    <meta:user-defined meta:name="Információ 3"/>
    <meta:user-defined meta:name="Információ 4"/>
  </office:meta>
</office:document-meta>
</file>